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fda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it add .</text:p>
      <text:p text:style-name="Standard">git commit -m "commit de mierda"</text:p>
      <text:p text:style-name="Standard">git push <text:a xlink:type="simple" xlink:href="mailto:git@github.com" text:style-name="Internet_20_link" text:visited-style-name="Visited_20_Internet_20_Link">git@github.com</text:a>:legomedu07/Lisa.git<text:line-break/><text:line-break/><text:line-break/>git pull https://github.com/legomedu07/lisa.g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9T16:26:44.185707535</meta:creation-date>
    <dc:date>2022-08-09T16:27:36.068499453</dc:date>
    <meta:editing-duration>PT52S</meta:editing-duration>
    <meta:editing-cycles>1</meta:editing-cycles>
    <meta:document-statistic meta:table-count="0" meta:image-count="0" meta:object-count="0" meta:page-count="1" meta:paragraph-count="3" meta:word-count="15" meta:character-count="134" meta:non-whitespace-character-count="120"/>
    <meta:generator>LibreOffice/7.3.5.2$Linux_X86_64 LibreOffice_project/30$Build-2</meta:generator>
  </office:meta>
</office:document-meta>
</file>